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ing_20_1">
      <style:text-properties officeooo:rsid="003abcf7" officeooo:paragraph-rsid="003abcf7"/>
    </style:style>
    <style:style style:name="P2" style:family="paragraph" style:parent-style-name="Heading_20_1">
      <style:text-properties officeooo:paragraph-rsid="003abcf7"/>
    </style:style>
    <style:style style:name="P3" style:family="paragraph" style:parent-style-name="Heading_20_2" style:list-style-name=""/>
    <style:style style:name="P4" style:family="paragraph" style:parent-style-name="Heading_20_2">
      <style:paragraph-properties fo:break-before="page"/>
    </style:style>
    <style:style style:name="P5" style:family="paragraph" style:parent-style-name="Heading_20_4">
      <style:text-properties officeooo:paragraph-rsid="003d3ce8"/>
    </style:style>
    <style:style style:name="P6" style:family="paragraph" style:parent-style-name="Heading_20_4">
      <style:paragraph-properties fo:break-before="page"/>
      <style:text-properties officeooo:paragraph-rsid="003d3ce8"/>
    </style:style>
    <style:style style:name="P7" style:family="paragraph" style:parent-style-name="Text_20_body">
      <style:text-properties fo:font-style="italic" style:font-style-asian="italic" style:font-style-complex="italic"/>
    </style:style>
    <style:style style:name="P8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9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fo:background-color="transparent"/>
      <style:text-properties fo:font-style="italic" style:font-style-asian="italic" style:font-style-complex="italic"/>
    </style:style>
    <style:style style:name="P10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11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12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13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14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15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16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17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18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19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20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21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22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23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24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25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26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27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28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29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30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31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32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33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34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35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36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37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38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39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40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41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42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43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44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45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46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47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48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49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50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51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52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53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54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55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56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57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58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59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60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61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62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63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64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65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66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67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68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69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70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71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72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73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74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75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76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77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78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79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80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81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82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83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84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85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86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87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88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89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90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91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92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93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94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fo:font-style="italic" style:font-style-asian="italic" style:font-style-complex="italic"/>
    </style:style>
    <style:style style:name="P95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11cm"/>
        </style:tab-stops>
      </style:paragraph-properties>
      <style:text-properties fo:font-style="italic" style:font-style-asian="italic" style:font-style-complex="italic"/>
    </style:style>
    <style:style style:name="P96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11cm"/>
        </style:tab-stops>
      </style:paragraph-properties>
      <style:text-properties fo:font-style="italic" style:font-style-asian="italic" style:font-style-complex="italic"/>
    </style:style>
    <style:style style:name="P97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106cm"/>
        </style:tab-stops>
      </style:paragraph-properties>
      <style:text-properties fo:font-style="italic" style:font-style-asian="italic" style:font-style-complex="italic"/>
    </style:style>
    <style:style style:name="P98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106cm"/>
        </style:tab-stops>
      </style:paragraph-properties>
      <style:text-properties fo:font-style="italic" style:font-style-asian="italic" style:font-style-complex="italic"/>
    </style:style>
    <style:style style:name="P99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0.891cm"/>
        </style:tab-stops>
      </style:paragraph-properties>
      <style:text-properties fo:font-style="italic" style:font-style-asian="italic" style:font-style-complex="italic"/>
    </style:style>
    <style:style style:name="P100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0.891cm"/>
        </style:tab-stops>
      </style:paragraph-properties>
      <style:text-properties fo:font-style="italic" style:font-style-asian="italic" style:font-style-complex="italic"/>
    </style:style>
    <style:style style:name="P101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0.914cm"/>
        </style:tab-stops>
      </style:paragraph-properties>
      <style:text-properties fo:font-style="italic" style:font-style-asian="italic" style:font-style-complex="italic"/>
    </style:style>
    <style:style style:name="P102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0.914cm"/>
        </style:tab-stops>
      </style:paragraph-properties>
      <style:text-properties fo:font-style="italic" style:font-style-asian="italic" style:font-style-complex="italic"/>
    </style:style>
    <style:style style:name="P103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P104" style:family="paragraph" style:parent-style-name="Text_20_body">
      <style:paragraph-properties fo:break-before="page"/>
    </style:style>
    <style:style style:name="P105" style:family="paragraph" style:parent-style-name="Text_20_body">
      <style:paragraph-properties fo:text-align="center" style:justify-single-word="false"/>
      <style:text-properties officeooo:rsid="000b6a10" officeooo:paragraph-rsid="000b6a10"/>
    </style:style>
    <style:style style:name="P106" style:family="paragraph" style:parent-style-name="Text_20_body">
      <style:text-properties officeooo:paragraph-rsid="003ae9f9"/>
    </style:style>
    <style:style style:name="P107" style:family="paragraph" style:parent-style-name="Text_20_body">
      <style:text-properties officeooo:paragraph-rsid="003d3ce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b6a10"/>
    </style:style>
    <style:style style:name="T3" style:family="text">
      <style:text-properties officeooo:rsid="000b7fd8"/>
    </style:style>
    <style:style style:name="T4" style:family="text">
      <style:text-properties officeooo:rsid="00169614"/>
    </style:style>
    <style:style style:name="T5" style:family="text">
      <style:text-properties officeooo:rsid="0016cab6"/>
    </style:style>
    <style:style style:name="T6" style:family="text">
      <style:text-properties officeooo:rsid="00185ade"/>
    </style:style>
    <style:style style:name="T7" style:family="text">
      <style:text-properties officeooo:rsid="001c422d"/>
    </style:style>
    <style:style style:name="T8" style:family="text">
      <style:text-properties officeooo:rsid="002214ff"/>
    </style:style>
    <style:style style:name="T9" style:family="text">
      <style:text-properties officeooo:rsid="0023d754"/>
    </style:style>
    <style:style style:name="T10" style:family="text">
      <style:text-properties officeooo:rsid="003abcf7"/>
    </style:style>
    <style:style style:name="T11" style:family="text">
      <style:text-properties officeooo:rsid="003ae9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Sanoittamist</text:span>ekniikoita</text:p>
      <text:p text:style-name="P105">Seppo Pakonen (c) 2024</text:p>
      <text:p text:style-name="Preformatted_20_Text"/>
      <text:h text:style-name="P1" text:outline-level="1">Tavallisia tekniikoita</text:h>
      <text:h text:style-name="Heading_20_4" text:outline-level="4">A. Kuvailevan kielen käyttö</text:h>
      <text:p text:style-name="Text_20_body">Tekniikoita, joissa korostetaan aistinvaraisten yksityiskohtien, eloisten kuvien ja kuvitteellisen kielen käyttöä vahvan visuaalisen ja emotionaalisen vaikutuksen luomiseksi.</text:p>
      <text:h text:style-name="Heading_20_4" text:outline-level="4">B. Lainausten käyttö</text:h>
      <text:p text:style-name="Text_20_body">Tekniikoita, jotka sisältävät lainauksia kuuluisilta ihmisiltä, lauluista, runoista tai kirjoista lisätäkseen runoon syvyyttä ja merkitystä.</text:p>
      <text:h text:style-name="Heading_20_4" text:outline-level="4">C. Toiston käyttö</text:h>
      <text:p text:style-name="Text_20_body">Tekniikat, jotka sisältävät sanan, lauseen tai idean toistamisen korostamaan ja kiinnittämään huomiota keskeiseen teemaan tai käsitteeseen.</text:p>
      <text:h text:style-name="Heading_20_4" text:outline-level="4">D. Kontrastin käyttö</text:h>
      <text:p text:style-name="Text_20_body">Tekniikoita, jotka hyödyntävät kontrasteja ideoissa, tunteissa tai kuvissa jännityksen luomiseksi ja eri näkökulmien tutkimiseksi.</text:p>
      <text:h text:style-name="Heading_20_4" text:outline-level="4">E. Henkilökohtaisen reflektoinnin käyttö</text:h>
      <text:p text:style-name="Text_20_body">Tekniikoita, jotka sisältävät henkilökohtaisia kokemuksia, muistoja ja ajatuksia lisätäkseen runoon aitoutta ja tunteita.</text:p>
      <text:h text:style-name="Heading_20_4" text:outline-level="4">F. Symbolismin ja metaforan käyttö</text:h>
      <text:p text:style-name="Text_20_body">Tekniikat, jotka käyttävät symbolisia tai metaforisia esineitä, toimia tai käsitteitä edustamaan suurempia ideoita tai teemoja.</text:p>
      <text:h text:style-name="Heading_20_4" text:outline-level="4">G. Kysymysten käyttö</text:h>
      <text:p text:style-name="Text_20_body">Tekniikoita, jotka käyttävät kysymyksiä herättämään ajatuksia, luomaan epäselvyyttä ja tutkimaan erilaisia näkökulmia.</text:p>
      <text:h text:style-name="Heading_20_4" text:outline-level="4">H. Viittauksen käyttö</text:h>
      <text:p text:style-name="Text_20_body">Tekniikat, jotka viittaavat tai vihjaavat menneisiin tapahtumiin, tarinoihin tai hahmoihin luodakseen runoon syvemmän merkityksen ja yhteyden.</text:p>
      <text:h text:style-name="Heading_20_4" text:outline-level="4">I. Listojen käyttö</text:h>
      <text:p text:style-name="Text_20_body">Tekniikoita, jotka käyttävät listoja rytmin, kuvion tai keskeisen teeman tai tarinan kehittämiseen.</text:p>
      <text:h text:style-name="Heading_20_4" text:outline-level="4"><text:soft-page-break/>J. Sanaleikin käyttö</text:h>
      <text:p text:style-name="Text_20_body">Tekniikoita, jotka sisältävät sanaleikkiä, sanaleikkejä ja muuta kielellistä käyttöä</text:p>
      <text:h text:style-name="P2" text:outline-level="1"><text:span text:style-name="T10">Rap-lyriikka tekniikoita</text:span></text:h>
      <text:h text:style-name="Heading_20_4" text:outline-level="4">K. Shokkiarvon käyttö</text:h>
      <text:p text:style-name="Text_20_body">Tekniikat, joiden tarkoituksena on järkyttää ja herättää kuuntelijoiden voimakas reaktio käyttämällä selkeää kieltä, kiistanalaisia aiheita tai graafisia kuvauksia.</text:p>
      <text:h text:style-name="Heading_20_4" text:outline-level="4">L. Braggadocion käyttö</text:h>
      <text:p text:style-name="Text_20_body">Tekniikoita, joihin kuuluu saavutusten, aseman tai kykyjensä kerskuminen ja liioitteleminen hallitsevan aseman saavuttamiseksi ja itseluottamuksen vahvistamiseksi.</text:p>
      <text:h text:style-name="Heading_20_4" text:outline-level="4">M. Huumorin käyttö</text:h>
      <text:p text:style-name="Text_20_body">Tekniikoita, joissa käytetään sarkasmia, ironiaa tai älykästä sanaleikkiä lisätäkseen lauluun komedian elementtiä.</text:p>
      <text:h text:style-name="Heading_20_4" text:outline-level="4">N. Liioittamisen käyttö</text:h>
      <text:p text:style-name="Text_20_body">Tekniikat, jotka liioittelevat tai hyperbolisoivat tiettyjä todellisuuden puolia korostaakseen jotakin asiaa tai tehdäkseen vaikutelman.</text:p>
      <text:h text:style-name="Heading_20_4" text:outline-level="4">O. Satiirin käyttö</text:h>
      <text:p text:style-name="Text_20_body">Tekniikat, joissa käytetään pilkkaa, parodiaa tai sarkasmia yhteiskunnallisten kysymysten tai normien kritisoimiseen ja pilkamiseen.</text:p>
      <text:h text:style-name="Heading_20_4" text:outline-level="4">P. Sanaleikin ja sanamanipuloinnin käyttö</text:h>
      <text:p text:style-name="Text_20_body">Tekniikoita, joissa leikitään sanoilla, äänillä ja merkityksillä älykkäiden ja tarttuvien sanoitusten luomiseksi.</text:p>
      <text:h text:style-name="Heading_20_4" text:outline-level="4">Q. Näytteenoton ja uudelleenmiksauksen käyttö</text:h>
      <text:p text:style-name="Text_20_body">Tekniikoita, joihin sisältyy näytteitä tai elementtejä muista kappaleista tai genreistä ainutlaatuisen ja innovatiivisen äänen luomiseksi.</text:p>
      <text:h text:style-name="Heading_20_4" text:outline-level="4">R. Tarinankerronta</text:h>
      <text:p text:style-name="Text_20_body">Tekniikoita, jotka käyttävät kerrontarakennetta tarinan kertomiseen tai viestin välittämiseen laulussa.</text:p>
      <text:h text:style-name="Heading_20_4" text:outline-level="4">S. Puhelun ja vastauksen käyttö</text:h>
      <text:p text:style-name="P107">Tekniikoita, joihin liittyy edestakaisin vuorovaikutus räppärin ja kuuntelijoiden välillä, mikä luo yhtenäisyyden ja osallistumisen tunteen.</text:p>
      <text:h text:style-name="P5" text:outline-level="4" text:is-list-header="true"/>
      <text:h text:style-name="P6" text:outline-level="4">T. Sosiaalisen kommentin käyttö</text:h>
      <text:p text:style-name="Text_20_body">Tekniikoita, jotka käsittelevät ja kommentoivat ajankohtaisia sosiaalisia ja poliittisia kysymyksiä, joilla pyritään lisäämään tietoisuutta ja edistämään muutosta.</text:p>
      <text:h text:style-name="Heading_20_1" text:outline-level="1">Ohjeet</text:h>
      <text:h text:style-name="Heading_20_2" text:outline-level="2">A. Kuvailevan kielen käyttö</text:h>
      <text:p text:style-name="Text_20_body">1. Kirjoita ensimmäiselle riville tunnettu lause ja toiselle riville oma lause</text:p>
      <text:p text:style-name="P103"><text:span text:style-name="T1">"Lapin kesäyö on taikaa / Keskellä metsää hiljaisuus vallitsee"</text:span></text:p>
      <text:p text:style-name="P9">"Roses are red, violets are blue / My heart is full of love for you"</text:p>
      <text:p text:style-name="Text_20_body"/>
      <text:p text:style-name="Text_20_body">2. Kirjoita ensimmäiselle riville viidestä aistista - näkö, ääni, haju, maku, kosketus - ja käytä kuvailevaa kieltä</text:p>
      <text:p text:style-name="P8">"Auringonvalo häikäisee silmiä / Ympärillä kuuluu linnunlaulua, / Tuoksuu vastaleikatulta ruoholta, / Suussa sulaa jäätelön makeus, / Käsi kokeilee viilentävää vettä."</text:p>
      <text:p text:style-name="P9">"I see the sun setting over the ocean's endless horizon / The sound of crashing waves echoes in my ears, salt spray on my lips"</text:p>
      <text:p text:style-name="Text_20_body"/>
      <text:p text:style-name="Text_20_body">3. Kirjoita ensimmäiselle riville metafora tai vertailu, ja toisell<text:span text:style-name="T2">a</text:span> rivill<text:span text:style-name="T2">ä</text:span> selitä tai laajenna sitä</text:p>
      <text:p text:style-name="P8">"Rakkaus on kuin ruusu sateella / Sen terät hiipuvat, mutta juur<text:span text:style-name="T2">et</text:span> juurtuu."</text:p>
      <text:p text:style-name="P9">"Life is a winding road, full of twists and turns / Each step brings a new adventure, a lesson learned"</text:p>
      <text:p text:style-name="Text_20_body"/>
      <text:p text:style-name="Text_20_body">4. Käytä ensimmäisellä rivillä onomatopoeiaa tai sanoja, jotka jäljittelevät luonnollisia ääniä, ja toisella rivillä käytä eloisia kuvia kuvaamaan ääntä</text:p>
      <text:p text:style-name="P8">"Tasainen ropina talon katolla / Kuin saavista kaatamalla"</text:p>
      <text:p text:style-name="P9">"The rain pitter-patters on the rooftop, a gentle lullaby / A symphony of drops, dancing and splashing in harmony"</text:p>
      <text:p text:style-name="Text_20_body"/>
      <text:p text:style-name="Text_20_body">5. Käytä ensimmäisellä rivillä synestesiaa tai aistien sekoittumista ja toisella rivillä kuvaile aistikokemusta yksityiskohtaisesti</text:p>
      <text:p text:style-name="P8">"Sininen tuoksu auringonlaskusta / Se täyttää ilman lämpimällä pehmeydellä, / Samalla muistuttaen viilentävästä merestä."</text:p>
      <text:p text:style-name="P9">"The taste of her words is bitter on my tongue / Like poison slowly seeping into my heart."</text:p>
      <text:p text:style-name="Text_20_body"/>
      <text:p text:style-name="Text_20_body"><text:soft-page-break/>6. Kirjoita ensimmäiselle riville vertaus tai vertailu käyttämällä "<text:span text:style-name="T3">kuin</text:span>" tai "<text:span text:style-name="T3">lailla</text:span>" ja toisella rivillä tarkenna vertailua kuvailevalla kielellä</text:p>
      <text:p text:style-name="P8">"Äiti on kuin aurinko lapsilleen / Lämmin ja loistava, antaa elämää ja valoa."</text:p>
      <text:p text:style-name="P9">"The moon hangs in the night sky like a silver pendant / Casting its gentle glow on the land below, a guiding light for all to follow"</text:p>
      <text:p text:style-name="Text_20_body"/>
      <text:p text:style-name="Text_20_body">7. Käytä ensimmäisellä rivillä personifikaatiota tai inhimillisten ominaisuuksien antamista ei-inhimillisille esineille, ja toisella rivillä kuvaile kohde ihmismäisellä tavalla</text:p>
      <text:p text:style-name="P8">"Kuutamo<text:span text:style-name="T3">n</text:span> kasvot järven pinnalla / Heijastuvat tähtien tuikkeessa, / Ne hymyilevät pehmeästi ja kertovat tarinoita öisestä maailmasta."</text:p>
      <text:p text:style-name="P9">"The wind whispers secrets through the trees / Their leaves rustle and sway, eager to listen and share"</text:p>
      <text:p text:style-name="Text_20_body"/>
      <text:p text:style-name="Text_20_body">8. Kirjoita ensimmäiselle riville haiku, japanilaisen runouden muoto, joka käyttää tyypillisesti kolmea riviä ja vuodenaikojen tai luontoaiheista kuvaa, ja toiselle riville kuvaile <text:span text:style-name="T3">näkymästä</text:span> yksityiskohtainen kuvaus.</text:p>
      <text:p text:style-name="P8">"Kukkia niityllä / Vaaleanpunaisia pilkku<text:span text:style-name="T3">ja</text:span> / Kasteen helmi<text:span text:style-name="T3">ll</text:span>ä."</text:p>
      <text:p text:style-name="P9">"Golden sunflower, turned to face the light / Petals stretch and yawn, greeting the morning with delight"</text:p>
      <text:p text:style-name="Text_20_body"/>
      <text:p text:style-name="Text_20_body">9. Käytä ensimmäisellä rivillä alliteraatiota tai konsonanttiäänien toistoa sanojen alussa ja toisella rivillä kuvailevaa kieltä luodaksesi vahva mielikuva</text:p>
      <text:p text:style-name="P8">"Hopeiset hevoset kiitävät / Kavioiden kopse kaikuu korvissa, / Taivaalla kimmeltää tähtisumu."</text:p>
      <text:p text:style-name="P9">"Majestic mountains rise, towering in the distance / Cloaked in a blanket of mist, an ethereal presence"</text:p>
      <text:p text:style-name="Text_20_body"/>
      <text:p text:style-name="Text_20_body">10. Käytä ensimmäisellä rivillä hyperbolia eli liioiteltua kieltä ja toisella rivillä kuvaavaa kieltä korostaaksesi liioittelua ja lisätäksesi kuvaan syvyyttä.</text:p>
      <text:p text:style-name="P8">"Puiden latvat kurottavat pilviin / Ikään kuin ne haluaisivat koskettaa taivasta."</text:p>
      <text:p text:style-name="P9">"A sea of stars blankets the endless sky / A dazzling array of glittering jewels, a sight to behold"</text:p>
      <text:p text:style-name="Text_20_body"/>
      <text:p text:style-name="Text_20_body"/>
      <text:p text:style-name="P104">11. Kirjoita ensimmäiselle riville konkreettinen runo, jossa runon fyysinen muoto heijastelee merkitystä tai teemaa, ja toisella rivillä kuvaile runon visuaalisia puolia kuvailevalla kielellä.</text:p>
      <text:p text:style-name="P8">"Puu kasvaa korkealle taivaisiin / Lehtiä kasvaa kuin hiuksia päähän, / Juuret kaivautuvat jalkoina syvälle maan uumeniin."</text:p>
      <text:p text:style-name="P9">"I stand tall and strong, rooted in the earth / My branches reach towards the sun, a symphony of growth and rebirth."</text:p>
      <text:p text:style-name="Text_20_body"/>
      <text:h text:style-name="Heading_20_2" text:outline-level="2">B. Lainausten käyttö</text:h>
      <text:p text:style-name="Text_20_body">1. Käytä ensimmäisellä rivillä lainausta kuuluisalta johtajalta tai historiallisesta henkilöstä ja kirjoita toiselle riville oma pohdiskelusi tai vastauksesi lainaukseen</text:p>
      <text:p text:style-name="P8">"Elämä on kuin hiekka tiimalasissa / Mutta meitä on monia, jotka pystyvät toisiamme tukemaan"</text:p>
      <text:p text:style-name="P9">"Be the change you want to see in the world - Mahatma Gandhi / A powerful reminder to take action and make a difference in the world around us"</text:p>
      <text:p text:style-name="Text_20_body"/>
      <text:p text:style-name="Text_20_body">2. Käytä ensimmäisellä rivillä lainausta kappaleesta ja toisella rivillä tutki sanoituksen herättämiä tunteita ja ajatuksia</text:p>
      <text:p text:style-name="P8">"Kukaan ei ole saari / Mutta välillä tuntuu, kuin olisi yksin merellä."</text:p>
      <text:p text:style-name="P9">"Imagine all the people living life in peace - John Lennon / A beautiful dream, but one we must actively work towards to make a reality"</text:p>
      <text:p text:style-name="Text_20_body"/>
      <text:p text:style-name="Text_20_body">3. Käytä ensimmäisellä rivillä lainausta runosta ja sisällytä toisella rivillä kuvia tai teemoja alkuperäisestä runosta omaan kirjoitukseesi</text:p>
      <text:p text:style-name="P8">"Käy talvi, jäätyvät järvet / ja niin myös ihmisten sydämet. / Sydän on kylmä ja kaipaa lämpöä, / Toiseen sen ilmaisee vain heikolla äänellä."</text:p>
      <text:p text:style-name="P9">"Do not go gentle into that good night - Dylan Thomas / As the sun sets on the horizon, I refuse to let my light fade without a fight"</text:p>
      <text:p text:style-name="Text_20_body"/>
      <text:p text:style-name="Text_20_body">4. Käytä ensimmäisellä rivillä lainausta kirjasta tai elokuvasta ja liitä se toisella rivillä henkilökohtaisiin kokemuksiisi tai ajatuksiin.</text:p>
      <text:p text:style-name="P8">"Seikkailu odottaa, kunhan uskaltaa lähteä kotiovelta. - Hobitti / Usein joudumme lähtemään mukavuusalueeltamme, jotta voimme löytää uusia mahdollisuuksia."</text:p>
      <text:p text:style-name="P9">"There is no greater agony than bearing an untold story inside you - Maya Angelou / My words are my release, my way of healing and sharing my story with the world"</text:p>
      <text:p text:style-name="Text_20_body"/>
      <text:p text:style-name="Text_20_body"/>
      <text:p text:style-name="P104">5. Käytä ensimmäisellä rivillä lainausta kuuluisasta puheesta ja toisella rivillä kuvaavaa kieltä maalataksesi visuaalisen puhujan ja hänen viestinsä</text:p>
      <text:p text:style-name="P8">"Olemme kansakunta, joka ei pelkää haasteita / Hän seisoo pää pystyssä ja katsoo yli kaiken, / Hänen sanansa silmiinpistävänä kuin hänen olemuksensa"</text:p>
      <text:p text:style-name="P9">"I have a dream that one day this nation will rise up and live out the true meaning of its creed - Dr. Martin Luther King Jr. / A powerful voice, standing tall and unwavering, inspiring hope and change with every word"</text:p>
      <text:p text:style-name="Text_20_body"/>
      <text:p text:style-name="Text_20_body">6. Käytä ensimmäisellä rivillä lainausta taideteoksesta ja toisella rivillä tulkitse taiteen takana oleva merkitys tai tunteet omin sanoin</text:p>
      <text:p text:style-name="P8">"Sata kieltä minussa / Mutta yksi taittaa sanat / Niin että ne kaikki kaikuu / Sisälläni. - Pablo Neruda / Sanoilla on voima tavoittaa meidät kaikkialta ja koskettaa syvällä."</text:p>
      <text:p text:style-name="P9">"The Starry Night, a swirling canvas of emotion and color - Vincent Van Gogh / My own thoughts and feelings a swirling canvas, reflected in every brushstroke and swirl"</text:p>
      <text:p text:style-name="Text_20_body"/>
      <text:p text:style-name="Text_20_body">7. Käytä ensimmäisellä rivillä lainausta uskonnollisesta tai hengellisestä tekstistä ja toisella rivillä tutki sen vaikutusta tai merkitystä elämässäsi</text:p>
      <text:p text:style-name="P8">"Tee muille niinkuin haluaisit heidän tekevän sinulle / Sanat, jotka kannustavat empatiaan ja myötätuntoon, ovat voimakkaita omassa elämässäni."</text:p>
      <text:p text:style-name="P9">"In the end, only kindness matters - Jewel / A reminder to put love and compassion above all else, for it is what truly matters in the end"</text:p>
      <text:p text:style-name="Text_20_body"/>
      <text:p text:style-name="Text_20_body">8. Käytä ensimmäisellä rivillä lainausta perheenjäseneltä tai ystävältä ja toisella rivillä kerro lainaukseen liittyvä tarina tai muisto</text:p>
      <text:p text:style-name="P95">"Älä anna pelon estää sinua / Isoisäni sanoi nämä sanat juuri ennen kuin vaelsimme pelottavan näköiselle vuorelle. / Ja siellä ylhäällä näimme kauneuden, jota emme koskaan unohda."</text:p>
      <text:p text:style-name="P96">"My grandmother always said, 'Love is the answer' / And she lived her life with love and kindness towards everyone she met"</text:p>
      <text:p text:style-name="Text_20_body"/>
      <text:p text:style-name="Text_20_body">9. Käytä ensimmäisellä rivillä lainausta eri kielellä ja toisella rivillä käännä ja laajenna sen merkitystä omin sanoin</text:p>
      <text:p text:style-name="P8">"Happiness is a journey, not a destination / Onni on matka, ei määränpää."</text:p>
      <text:p text:style-name="P9">"Il est difficile de faire une différence, mais cela fait toute la différence - Mother Teresa / In a world that can feel overwhelming and chaotic, even small acts of kindness can make a big difference"</text:p>
      <text:p text:style-name="P9"/>
      <text:p text:style-name="Text_20_body"><text:soft-page-break/>10. Käytä ensimmäisellä rivillä lainausta kuuluisalta henkilöltä eri aikakaudelta tai kulttuurilta, ja toisella rivillä yhdistä se ajankohtaiseen tapahtumaan tai aiheeseen.</text:p>
      <text:p text:style-name="P8">"Olemme vastuussa niistä, joita olemme kesyttäneet. - Antoine de Saint-Exupéry / On meidän velvollisuutemme suojella ja kunnioittaa luontoa, jonka olemme kesyttäneet ja jota tarvitsemme."</text:p>
      <text:p text:style-name="P9">"The only thing necessary for the triumph of evil is for good men to do nothing - Edmund Burke / A timeless reminder to stand up against injustice and speak out for what is right and just"</text:p>
      <text:p text:style-name="Text_20_body"/>
      <text:p text:style-name="Text_20_body"/>
      <text:h text:style-name="Heading_20_2" text:outline-level="2">C. Toiston käyttö</text:h>
      <text:p text:style-name="Text_20_body">1. Toista ensimmäisellä rivillä yksi sana tai lause useita kertoja vaihtelevalla painotuksella ja käytä toisella rivillä kuvaavaa kieltä rytmin ja intensiteetin tunteen luomiseksi.</text:p>
      <text:p text:style-name="P8">"Sairas sieluni itkee, itkee / Itkee tyhjyyttä, tuskia, katkeruutta / Huutaa valoa, vapautta, onnea"</text:p>
      <text:p text:style-name="P9">"Rain, rain, rain again / Pounding down, flooding the streets, relentless in its force"</text:p>
      <text:p text:style-name="Text_20_body"/>
      <text:p text:style-name="Text_20_body">2. Ensimmäisellä rivillä toista lauseen tai rivin rakenne ja toisella rivillä muuta merkitys uusilla sanoilla tai lauseilla</text:p>
      <text:p text:style-name="P8">"Rakkaus oli kuin tuuli, / Se kylvi siemenet sydämeen / Rakkaus oli kuin ilma, / Se pyyhkäisi kaiken mennessään."</text:p>
      <text:p text:style-name="P9">"You offered me love, but not your heart / You gave me a smile, but not your time"</text:p>
      <text:p text:style-name="Text_20_body"/>
      <text:p text:style-name="Text_20_body">3. Käytä ensimmäisellä rivillä anaforaa tai sanojen tai lauseiden toistoa peräkkäisten rivien alussa ja toisella rivillä kuvailevaa kieltä luodaksesi etenemisen tai kasvun tunteen.</text:p>
      <text:p text:style-name="P8">"En tiedä, mitä haluan / En tiedä, miksi se pelottaa / En tiedä, mitä minulle tapahtuu / Mutta tiedän, että miksikään en muutu."</text:p>
      <text:p text:style-name="P9">"I am strong, I am brave, I am enough / With each hurdle I face, I rise, I conquer, I soar"</text:p>
      <text:p text:style-name="Text_20_body"/>
      <text:p text:style-name="Text_20_body">4. Käytä ensimmäisellä rivillä epistrofia tai sanojen toistoa peräkkäisten rivien tai lauseen lopussa ja toisella rivillä kuvailevaa kieltä luodaksesi lopullisuuden tai päätelmän tunteen.</text:p>
      <text:p text:style-name="P8">"Pelkään, että se sattuu, / Pelkään menettäväni kaiken, / Pelkään jääväni yksin, / Pelkään päätyväni kärsimään."</text:p>
      <text:p text:style-name="P9">"Forever this love will last, forever my heart is yours / A bond that cannot be broken, a love that knows no bounds"</text:p>
      <text:p text:style-name="Text_20_body"/>
      <text:p text:style-name="Text_20_body"><text:soft-page-break/>5. Käytä ensimmäisellä rivillä chiasmusa<text:span text:style-name="T4">a</text:span> tai sanajärjestyksen käännettä ja toisella rivillä kuvia tai kuvailevaa kieltä korostaaksesi kontrastia tai merkityksen muutosta.</text:p>
      <text:p text:style-name="P8">"Täynnä elämää olin, / Elämästä täysi olin."</text:p>
      <text:p text:style-name="P9">"Love makes the heart grow fonder, but distance makes it ache / A bittersweet paradox, a constant push and pull"</text:p>
      <text:p text:style-name="Text_20_body"/>
      <text:p text:style-name="Text_20_body">6. Käytä ensimmäisellä rivillä anadiploosia tai yhden lauseen viimeisen sanan toistoa seuraavan lauseen alussa ja toisella rivillä kuvailevaa kieltä luodaksesi virtauksen ja yhteyden ilmaisujen välille</text:p>
      <text:p text:style-name="P97">"Olen vahva, / Vahva seistessäni yksin, / Yksin pelkojeni keskellä, / Keske<text:span text:style-name="T5">l</text:span>läni vain pimeys."</text:p>
      <text:p text:style-name="P98">"Hope knows no boundaries, boundaries create fear / Fear that keeps us trapped, trapped in our own minds"</text:p>
      <text:p text:style-name="Text_20_body"/>
      <text:p text:style-name="Text_20_body">7. Käytä ensimmäisellä rivillä polysyndetonia tai konjunktioiden toistoa ja toisella rivillä kuvailevaa kieltä luodaksesi tunteen kasautumisesta tai ylimäärästä.</text:p>
      <text:p text:style-name="P8">"<text:span text:style-name="T6">I</text:span>tkin ja nauroin ja huusin / Ja tunsin ja ajattelin ja uneksin"</text:p>
      <text:p text:style-name="P9">"I ran and ran and ran, my feet pounding on the pavement / My heart racing, my breath catching, an unstoppable force"</text:p>
      <text:p text:style-name="Text_20_body"/>
      <text:p text:style-name="Text_20_body">8. Käytä ensimmäisellä rivillä toistoa laulun tai mantran muodossa ja toisella rivillä aistillisia yksityiskohtia ja kuvailevaa kieltä herättämään toiston takana oleva tunne tai merkitys</text:p>
      <text:p text:style-name="P99">"Hengitä, / Hengitä vain, / Tunne sydämesi sykintä, / Ja päästä irti kaikesta muusta."</text:p>
      <text:p text:style-name="P100">"Breathe in, breathe out, release the weight on your shoulders / Let go of the past, find peace in the present, embrace the future"</text:p>
      <text:p text:style-name="Text_20_body"/>
      <text:p text:style-name="Text_20_body">9. Käytä ensimmäisellä rivillä toistoa luettelon muodossa ja toisella rivillä kuvaavaa kieltä maalataksesi elävä kuva tai tutkiaksesi luettelon keskeistä teemaa.</text:p>
      <text:p text:style-name="P8">"Sade rummuttaa, salamoi, laulaa, / Ja minä tunnen sen kaikkialla ihollani, / Väristen, kahlittuna, vapautuneena, / Kuin tulvan vallassa, vailla valtaa."</text:p>
      <text:p text:style-name="P9">"Days stretch into weeks, weeks blur into months / Time moves forward, a never-ending cycle, a constant march"</text:p>
      <text:p text:style-name="Text_20_body"/>
      <text:p text:style-name="Text_20_body"/>
      <text:p text:style-name="P104">10. Käytä ensimmäisellä rivillä viittausta tai toistuvaa lausetta tai riviä ja toisella rivillä kuvailevaa kieltä kuvaamaan refrainin olemus ja merkitys.</text:p>
      <text:p text:style-name="P8">"Sinä olet minun auringonvaloni / Joka loihtii maailman kauniiksi, / Sinä olet minun suojani / Joka suojelee minua pimeyttä vastaan."</text:p>
      <text:p text:style-name="P9">"Broken hearts will mend, shattered pieces will unite / Love prevails, love endures, love will make things right."</text:p>
      <text:p text:style-name="Text_20_body"/>
      <text:h text:style-name="Heading_20_2" text:outline-level="2">D. Kontrastin käyttö</text:h>
      <text:p text:style-name="Text_20_body">1. Kirjoita ensimmäiselle riville kaksi vastakkaista asiaa ja toisella rivillä tutki niiden välisiä yhtäläisyyksiä tai yhteyksiä</text:p>
      <text:p text:style-name="P8">"Vesi ja tuli, / Kaksi voimaa, jotka voivat tuhota tai luoda."</text:p>
      <text:p text:style-name="P9">"Fire and water, two opposing forces of nature / Both have the power to both destroy and create, and both hold a mesmerizing beauty"</text:p>
      <text:p text:style-name="Text_20_body"/>
      <text:p text:style-name="Text_20_body">2. Käytä ensimmäisellä rivillä kahta vastakkaista sanaa tai ideaa, ja toisella rivillä käytä kuvailevaa kieltä niiden välisen kuilun kuromiseksi umpeen.</text:p>
      <text:p text:style-name="P8">"Valo ja pimeys, / Kaksi puolta samasta maailmasta, / Toisiaan täydentäen, / Toisiaan tasapainottaen."</text:p>
      <text:p text:style-name="P9">"Love and hate, two sides of the same coin / Emotions run high, passion and fury intertwined in a never-ending battle"</text:p>
      <text:p text:style-name="Text_20_body"/>
      <text:p text:style-name="Text_20_body">3. Kirjoita ensimmäiselle riville kahdesta vastakkaisesta tunteesta tai näkökulmasta, ja toisella rivillä käytä kuvailevaa kieltä luodaksesi jännityksen tai tasapainon tunteen niiden välille.</text:p>
      <text:p text:style-name="P8">"Rakkaus ja viha, / Kaksi tunnetta, jotka voivat olla toisiaan vastaan / Tai toisiaan kohti."</text:p>
      <text:p text:style-name="P9">"Hope and despair, two conflicting emotions battling within / One pushing forward, the other pulling back, a constant struggle for balance"</text:p>
      <text:p text:style-name="Text_20_body"/>
      <text:p text:style-name="Text_20_body">4. Käytä ensimmäisellä rivillä kuvia tai aistinvaraisia yksityiskohtia kuvaamaan kahta vastakkaista kohtausta tai asetusta ja toisella rivillä kuvailevaa kieltä tutkiaksesi kunkin kohtauksen herättämiä tunteita ja ajatuksia.</text:p>
      <text:p text:style-name="P8">"Pitkä hiekkaranta ja tiheä metsä, / Kaksi maisemaa, jotka herättävät erilaisia tuntemuksia ja muistoja."</text:p>
      <text:p text:style-name="P9">"A bustling city street and a peaceful meadow, two worlds so different yet both filled with life / The constant movement and noise, the serene stillness and delicate beauty, each offering their own unique experience" </text:p>
      <text:p text:style-name="Text_20_body"/>
      <text:p text:style-name="Text_20_body"><text:soft-page-break/>5. Kirjoita ensimmäiselle riville kahdesta eri ajanjaksosta tai kulttuurista ja toisella rivillä selitä ja vertaa ihmisten kokemuksia tai näkökulmia kustakin ajasta tai kulttuurista.</text:p>
      <text:p text:style-name="P8">"Nykyisyys ja menneisyys, / Kaksi aikaa, / Kaksi tapaa elää ja kokea elämä."</text:p>
      <text:p text:style-name="P9">"Ancient history and modern society, two eras separated by time and progress / And yet, the same human struggles and triumphs, the same desire for a better world"</text:p>
      <text:p text:style-name="Text_20_body"/>
      <text:p text:style-name="Text_20_body">6. Käytä ensimmäisellä rivillä vastakkaisia metaforeja tai symboleja ja toisella rivillä kuvailevaa kieltä tutkiaksesi niiden merkitystä ja merkitystä</text:p>
      <text:p text:style-name="P8">"Kukkaniitty ja sotakenttä, / Kaksi kuvaa, joilla voi olla sama symbolinen merkitys, / Mutta jotka tuovat mieleen täysin erilaisia tunteita ja ajatuksia."</text:p>
      <text:p text:style-name="P9">"A rose and a thorn, two symbols of love and pain / The beauty and fragility of love, the sharp sting of heartache, both intertwined in a delicate dance"</text:p>
      <text:p text:style-name="Text_20_body"/>
      <text:p text:style-name="Text_20_body">7. Käytä ensimmäisellä rivillä vastakkaisia hahmoja tai persoonallisuuksia, ja toisella rivillä syvenny niiden väliseen dynamiikkaan ja suhteisiin</text:p>
      <text:p text:style-name="P8">"Introvertti ja ekstrovertti, / Kaksi persoonallisuutta, / Jotka voivat kuitenkin täydentää ja oppia toisiltaan."</text:p>
      <text:p text:style-name="P9">"Introvert and extravert, two personalities at opposite ends of the spectrum / A friendship forged in balance and understanding, each providing what the other lacks"</text:p>
      <text:p text:style-name="Text_20_body"/>
      <text:p text:style-name="Text_20_body">8. Käytä ensimmäisellä rivillä kontrastivärejä ja toisella rivillä kuvailevaa kieltä herättämään tunteita ja luomaan visuaalinen kuva väreistä.</text:p>
      <text:p text:style-name="P8">"Punainen ja sininen, / Kaksi väriä, / Yksi symboloi intohimoa ja toinen rauhaa, / Ja kumpikin voi aiheuttaa vahvoja tunnekuohuja."</text:p>
      <text:p text:style-name="P9">"Black and white, two colors that hold such different meanings and emotions / Darkness and light, mystery and clarity, each an essential part of the human experience"</text:p>
      <text:p text:style-name="Text_20_body"/>
      <text:p text:style-name="Text_20_body"/>
      <text:h text:style-name="Heading_20_2" text:outline-level="2" text:is-list-header="true">E. Henkilökohtaisen reflektoinnin käyttö</text:h>
      <text:p text:style-name="Text_20_body">1. Kirjoita ensimmäiselle riville tunnettu lause ja toiselle riville oma siihen liittyvä negatiivinen lause.</text:p>
      <text:p text:style-name="P8">”Muistatko sen kesäyön / kun hyttyset syö / eikä karkuun pääse”</text:p>
      <text:p text:style-name="P9">"A picture is worth a thousand words / But your words leave me speechless with their cruelty"</text:p>
      <text:p text:style-name="Text_20_body"/>
      <text:p text:style-name="Text_20_body"><text:soft-page-break/>2. Ensimmäisellä rivillä pohditaan mennyttä muistoa tai kokemusta ja toisella rivillä käytä aistinvaraisia yksityiskohtia kuvaamaan kohtausta ja muiston herättämiä tunteita</text:p>
      <text:p text:style-name="P8">"Mökki järvellä kesäiltaisin / Hyttysten soitto korvissani, / Tuli lämmittää vanhaa puusaunaa, / Katson ihastuksella auringonlaskua järven pinna<text:span text:style-name="T7">ll</text:span>a."</text:p>
      <text:p text:style-name="P9">"I remember the rustling of leaves, the warmth of the sun on my skin / A carefree summer day, laughter and joy filling the air"</text:p>
      <text:p text:style-name="Text_20_body"/>
      <text:p text:style-name="Text_20_body">3. Ensimmäisellä rivillä tutkia nykyistä ajatusta tai tunnetta ja toisella rivillä kuvailevaa kieltä laajentaaksesi sen monimutkaisuutta ja vivahteita.</text:p>
      <text:p text:style-name="P8">"Pelko sydämessäni kiehuu / Kuin kuohuva meri tuulessa, / Kysymykset pyörivät päässäni, / Miksei päivät pääty eikä aamut ala?"</text:p>
      <text:p text:style-name="P9">"I am overwhelmed by the weight of the world, a never-ending cycle of chaos / A constant battle to find beauty and light amidst the darkness and noise"</text:p>
      <text:p text:style-name="Text_20_body"/>
      <text:p text:style-name="Text_20_body">4. Käytä ensimmäisellä rivillä itsetutkiskelua tai itsereflektiota, ja toisella rivillä kuvaile ajatuksiasi ja tunteitasi tavalla, jonka avulla lukijat voivat suhtautua toisiinsa ja muodostaa yhteyden</text:p>
      <text:p text:style-name="P8">"Hiljaisuudessa omiin ajatuksiin uppoudun / Kahdenkesken itseni kanssa, / Pohdin elämää ja sen monimutkaisuuksia, / Toivon löytäväni vastauksen."</text:p>
      <text:p text:style-name="P9">"Am I enough? A question that echoes in my mind, a constant search for validation and worth / A journey towards self-love and acceptance, a realization that I am more than enough"</text:p>
      <text:p text:style-name="Text_20_body"/>
      <text:p text:style-name="Text_20_body">5. Ensimmäisellä rivillä kuvaile henkilökohtainen uskomus tai arvo, ja toisella rivillä käytä kuvia tai aistinvaraisia yksityiskohtia tuomaan uskomukseen merkitystä ja syvyyttä</text:p>
      <text:p text:style-name="P8">"Rehellisyys on hyve jota vaalin / Kuin harvinaista jalokiveä, / Tunnen sen lämmön ja rauhan sydämessäni, / Kun katson totuutta suoraan silmiin."</text:p>
      <text:p text:style-name="P9">"Kindness is contagious, spreading like wildfire from one person to another / A smile, a kind word, a small act of love can ignite a chain reaction of goodness"</text:p>
      <text:p text:style-name="Text_20_body"/>
      <text:p text:style-name="Text_20_body">6. Kirjoita ensimmäiselle riville muovaavasta kokemuksesta elämässäsi, ja toisella rivillä käytä kuvailevaa kieltä kertoaksesi vaikutuksen ja merkityksen, joka sillä oli sinuun.</text:p>
      <text:p text:style-name="P8">"Lapsuudenmuistot vuoren laella / Näkymät yläilmoista, / Ne kasvattivat rohkeutta ja vapauttivat mielen, / Opettivat minua näkemään maailman uudessa valossa."</text:p>
      <text:p text:style-name="P9">"I traveled the world, a journey that changed my perspective and shaped me into who I am today / A new appreciation for diversity and a passion to make a difference in the world"</text:p>
      <text:p text:style-name="Text_20_body"/>
      <text:p text:style-name="Text_20_body"/>
      <text:p text:style-name="P104">7. Ensimmäisellä rivillä tutki suhdettasi henkilöön, paikkaan tai asiaan, ja toisella rivillä käytä kuvaavaa kieltä välittääksesi suhteeseen liittyvät tunteet ja ajatukset.</text:p>
      <text:p text:style-name="P8">"Kuu ja minä olemme ystävykset / Katsomme vuodenaikojen vaihtumista, / Luonnon hiljaisuutta ja elämän syvintä merkitystä, / Tunnen olevani osa jotakin suurempaa."</text:p>
      <text:p text:style-name="P9">"My hometown, a place of comfort and familiarity, but also a reminder of the past and the people who shaped me / A constant tug of war between nostalgia and growth"</text:p>
      <text:p text:style-name="Text_20_body"/>
      <text:p text:style-name="Text_20_body">8. Ensimmäisellä rivillä pohdi aiempia virheitä tai haasteita, ja toisella rivillä käytä aistinvaraisia yksityiskohtia kuvaamaan seurauksia ja kokemuksesta opittuja asioita.</text:p>
      <text:p text:style-name="P8">"Virheeni sekoittavat mielen / Kuin väärä sävel armon osassa, / Tuntuu kuin palasin menneisyyteen, / Mutta opin miten parantaa nykyhetkeä."</text:p>
      <text:p text:style-name="P9">"I stumbled and fell, a lesson in resilience and perseverance / The bruises and scrapes a reminder to keep going, to never give up"</text:p>
      <text:p text:style-name="Text_20_body"/>
      <text:p text:style-name="Text_20_body">9. Käytä ensimmäisellä rivillä tietoisuuskirjoitusta ja toisella rivillä kuvailevaa kieltä vangitaksesi ajatuksesi ja heijastustesi raakuus ja aitous.</text:p>
      <text:p text:style-name="P8">"Keskellä yötä ajatukseni kilpailevat / Kuin villieläimet sademetsässä, / Ne eivät anna minun nukkua, / Mutta aamulla herään levänneenä ja kevyenä."</text:p>
      <text:p text:style-name="P9">"A whirlwind of thoughts and emotions, a constant inner dialogue / A dance of words and feelings, an unfiltered stream of consciousness"</text:p>
      <text:p text:style-name="Text_20_body"/>
      <text:p text:style-name="Text_20_body"/>
      <text:h text:style-name="Heading_20_2" text:outline-level="2">F. Symbolismin ja metaforan käyttö</text:h>
      <text:p text:style-name="Text_20_body">1. Käytä ensimmäisellä rivillä tuttua symbolia tai metaforaa ja toisella rivillä laajenna sen merkitystä ja merkitystä runon yhteydessä</text:p>
      <text:p text:style-name="P8">"Kapteenina olen veneessäni / Vereni virtaa järvellä, / Ohjaan kohti valoa ja rauhaa, / Mutta kohti myös tuntemattomuutta ja seikkailua."</text:p>
      <text:p text:style-name="P9">"Life is a journey, full of twists and turns / Each step a lesson, each path a chance to learn"</text:p>
      <text:p text:style-name="Text_20_body"/>
      <text:p text:style-name="Text_20_body">2. Yhdistä ensimmäisellä rivillä kaksi erilaista symbolia tai metaforaa ja käytä toisella rivillä kuvailevaa kieltä tutkiaksesi yhdistelmän yhteyksiä ja seurauksia.</text:p>
      <text:p text:style-name="P8">"Aurinko kuin kulta-aarre meressä / Kumpikin loistaa ja houkuttelee, / Mutta vain toinen on pysyvää ja todellista, / Vastakohtana toiselle joka haihtuu lopulta."</text:p>
      <text:p text:style-name="P9">"A wolf in sheep's clothing, a mask of deception / A facade of innocence, hiding the true intentions"</text:p>
      <text:p text:style-name="Text_20_body"/>
      <text:p text:style-name="Text_20_body"><text:soft-page-break/>3. Käytä ensimmäisellä rivillä vertauskuvana myyttiä tai legendaa ja toisella rivillä kuvaavaa kieltä vertaamaan metafora nykypäivään</text:p>
      <text:p text:style-name="P8">"Ikaros lentää lähelle aurinkoa / Sydän täynnä kunnianhimoa, / Mutta vahasulkien sulaminen hajoittaa siivet, / Kunnes putoan takaisin maanpinnalle."</text:p>
      <text:p text:style-name="P9">"Pandora's box, a metaphor for temptation / In a world of instant gratification, opening doors to dangerous desires"</text:p>
      <text:p text:style-name="Text_20_body"/>
      <text:p text:style-name="Text_20_body">4. Käytä ensimmäisellä rivillä eläin- tai luontoaiheista metaforaa ja toisella rivillä kuvaavaa kieltä kuvaamaan valitun eläimen tai luontoelementin ominaisuuksia ja symboliikkaa.</text:p>
      <text:p text:style-name="P8">"Kettu viekas ja petollinen / Utelias ja nokkela, mutta myös yksinäinen, / Se viehtyy kuuhun ja tähtien palvontaan, / Viisas ja mystinen hirvikin."</text:p>
      <text:p text:style-name="P9">"The ocean, a mysterious and powerful entity / Its depths hold secrets, its waves a constant ebb and flow"</text:p>
      <text:p text:style-name="Text_20_body"/>
      <text:p text:style-name="Text_20_body">5. Käytä ensimmäisellä rivillä laajennettua metaforaa, jossa koko runo on yhden metaforan tutkimus, ja toisella rivillä käytä kuvailevaa kieltä kehittääksesi ja kehittääksesi metaforaa runon läpi.</text:p>
      <text:p text:style-name="P8">"Elämä on matka merellä / Aaltojen voimat ja suunta määrittelevät, / Merirosvojen vastoinkäymiset ja aarteet vaikuttavat, / Mutta vene ja venehtijä päättää lopulta."</text:p>
      <text:p text:style-name="P9">"Love is a rose, blooming in shades of red / Its thorns sharp and dangerous, yet its petals soft and gentle"</text:p>
      <text:p text:style-name="Text_20_body"/>
      <text:p text:style-name="Text_20_body">6. Kirjoita ensimmäiselle riville metaforinen kysymys ja toiselle riville kuvaavaa kieltä antaaksesi vastaus tai pohdiskelu kysymykseen metaforien ja symboliikan avulla.</text:p>
      <text:p text:style-name="P8">"Oletko perhonen suljetussa purkissa / Vapautta kaipaavana, / Vai linnunsulka joka vapaana tuulessa leijailee / Onnellista ja kevyttä oloa täynnä?"</text:p>
      <text:p text:style-name="P9">"What is the value of a single raindrop in a storm? / A small piece of the puzzle, creating a beautiful and vital whole"</text:p>
      <text:p text:style-name="Text_20_body"/>
      <text:p text:style-name="Text_20_body">7. Käytä ensimmäisellä rivillä väriä tunteen tai tunteen vertauskuvana ja toisella rivillä kuvailevaa kieltä tutkiaksesi tunteen kerroksia ja vivahteita värimetaforan avulla.</text:p>
      <text:p text:style-name="P8">"Viha on kuin punainen tuli sisällä / Kuuma ja polttava, mutta samalla väkevä ja voimakas, / Se tuhoaa ja luo uutta, / Kunnes viileä sininen vesi sammuttaa sen lopulta."</text:p>
      <text:p text:style-name="P9">"Green with envy, a bitter poison within / Jealousy consuming and suffocating, until I am pale and thin"</text:p>
      <text:p text:style-name="Text_20_body"/>
      <text:p text:style-name="Text_20_body"/>
      <text:p text:style-name="P104">8. Käytä ensimmäisellä rivillä jokapäiväistä esinettä metaforana suuremmalle käsitteelle tai teemalle ja toisella rivillä käytä kuvailevaa kieltä laajentaaksesi ja tutkiaksesi metaforaa suhteessa käsitteeseen tai teemaan.</text:p>
      <text:p text:style-name="P8">"Elämä on ikkuna maailmaan / Se avautuu ja sulkeutuu, harhailee ja keskittyy, / Mutta lopulta se johtaa paikkaan jossa näkyy kaikki, / Ja ylöspäin tähyää loputtomiin."</text:p>
      <text:p text:style-name="P9">"Life is a puzzle, pieces falling into place / Each one necessary, no matter how small, for the bigger picture to be whole"</text:p>
      <text:p text:style-name="Text_20_body"/>
      <text:h text:style-name="Heading_20_2" text:outline-level="2">G. Kysymysten käyttö</text:h>
      <text:p text:style-name="Text_20_body">1. Esitä ensimmäisellä rivillä ajatuksia herättävä kysymys ja toisella rivillä käytä kuvailevaa kieltä tutkiaksesi kysymyksen ympärillä olevia erilaisia ajatuksia ja näkökulmia.</text:p>
      <text:p text:style-name="P8">"Mikä tekee ihmisestä onnellisen? / Onko se sisäinen rauha, / Vai ulkoiset tekijät, / Jotka määrittelevät onnen?"</text:p>
      <text:p text:style-name="P9">"What defines beauty? / Is it in the eye of the beholder or a societal construct?"</text:p>
      <text:p text:style-name="Text_20_body"/>
      <text:p text:style-name="Text_20_body">2. Käytä ensimmäisellä rivillä retorista kysymystä ja toisella rivillä kuvailevaa kieltä antaaksesi kysymykseen mahdollinen vastaus tai taustalla oleva merkitys.</text:p>
      <text:p text:style-name="P8">"Miksi taivas on sininen? / Ehkä se heijastaa meren kauniita sävyjä, / Tai ehkä se symboloi uskoa ja toivoa."</text:p>
      <text:p text:style-name="P9">"What will we leave behind when we are gone? / Memories, legacies, or simply footprints in the sand?"</text:p>
      <text:p text:style-name="Text_20_body"/>
      <text:p text:style-name="Text_20_body">3. Ensimmäisellä rivillä esitä kysymys käsitteestä tai tunteesta, ja toisella rivillä käytä kuvaavaa kieltä kuvaamaan tunnetta tai kokemusta yksityiskohtaisesti</text:p>
      <text:p text:style-name="P8">"Mikä on rakkaus? / Se on kuin lämmin syleily, / Joka saa sydämen lyönnit kiihtymään, / Ja samalla antaa rauhan ja onnen tunteen."</text:p>
      <text:p text:style-name="P9">"What does it mean to be brave? / The pounding heart, the trembling hands, the choice to stand and face your fears?"</text:p>
      <text:p text:style-name="Text_20_body"/>
      <text:p text:style-name="Text_20_body">4. Kirjoita ensimmäiselle riville joukko kysymyksiä ja toisella rivillä käytä kuvailevaa kieltä antaaksesi vastauksia tai pohdintoja kysymyksiin luodaksesi virtauksen ja kehityksen tunteen runoon.</text:p>
      <text:p text:style-name="P8">"Missä olin ennen syntymääni? / Missä olen menossa kuolemani jälkeen? / Missä olen nyt? / Ehkä olen kaiken ja ei-minkään välissä, / Hengitän elämää ja unohdan olemassaolon."</text:p>
      <text:p text:style-name="P9">"Who am I? What do I want? Where am I going? / A journey of self-discovery, a path unfolding"</text:p>
      <text:p text:style-name="Text_20_body"><text:soft-page-break/>5. Ensimmäisellä rivillä esitä kysymys tietystä muistista tai kokemuksesta, ja toisella rivillä käytä kuvailevaa kieltä kuvaamaan muistiin liittyviä aistillisia yksityiskohtia ja tunteita.</text:p>
      <text:p text:style-name="P8">"Mitä viimeinen kesä ilman huolta ja vastuuta maksoikaan? / Auringonpaahtamalla hiekkarannalla, / Kylänraitilla pyöräillessä, / Isän syliin nojatessa, / Onnellisena, mutta tietämättömänä, / Viattomana, mutta haavoittuvana."</text:p>
      <text:p text:style-name="P9">"Do you remember the first time you felt the ocean on your feet? / The cool water lapping at your toes, the endless horizon stretching before you"</text:p>
      <text:p text:style-name="Text_20_body"/>
      <text:p text:style-name="Text_20_body">6. Käytä ensimmäisellä rivillä paradoksaalista kysymystä ja toisella rivillä kuvaavaa kieltä tutkiaksesi kysymyksen monimutkaisia ajatuksia ja ristiriitoja.</text:p>
      <text:p text:style-name="P8">"Kuinka paljon merkitystä on sillä, mitä emme voi ymmärtää? / Ehkä enemmän kuin osaamme ajatella, / Ehkä vähemmän kuin tarvitsemme."</text:p>
      <text:p text:style-name="P9">"If all is one and one is all, then what is nothing? / An absence of everything, or a void of infinite potential?"</text:p>
      <text:p text:style-name="Text_20_body"/>
      <text:p text:style-name="Text_20_body">7. Esitä ensimmäisellä rivillä filosofinen kysymys ja toisella rivillä käytä kuvailevaa kieltä syventääksesi kysymystä ja sen vaikutuksia runon yhteydessä.</text:p>
      <text:p text:style-name="P8">"Olemmeko todella vapaita tekemään valintoja, / Vai olemmeko vain sattuman ohjailemia nukkeja? / Ja jos olemmekin vapaita, / Kuka määrittelee vapauden rajat?"</text:p>
      <text:p text:style-name="P9">"What is the meaning of life? / A quest for purpose, a journey of growth and learning"</text:p>
      <text:p text:style-name="Text_20_body"/>
      <text:p text:style-name="Text_20_body">8. Kirjoita ensimmäiselle riville avoin kysymys ja toiselle riville kuvaavaa kieltä tutkiaksesi kysymyksen useita mahdollisia vastauksia ja tulkintoja.</text:p>
      <text:p text:style-name="P8">"Mikä on elämän tarkoitus? / Ehkä se on rakkaus ja hyvyys, / Ehkä se on löydettävä itse, / Ehkä se on vailla tarkoitusta."</text:p>
      <text:p text:style-name="P9">"Where does the river flow? / Through valleys, mountains, and cities, its path ever-changing, its destination unknown"</text:p>
      <text:p text:style-name="Text_20_body"/>
      <text:p text:style-name="Text_20_body">9. Ensimmäisellä rivillä esitä kysymys tulevaisuudesta, ja toisella rivillä käytä kuvaavaa kieltä kuvitellaksesi ja kuvataksesi erilaisia mahdollisuuksia ja tuloksia vastauksena kysymykseen.</text:p>
      <text:p text:style-name="P8">"Miltä maailma näyttää vuonna 2050? / Ehkä onni vallitsee ihmisten välillä, / Ehkä luonto on tuhottu, / Ehkä maailmaa hallitsee robottiarmeija."</text:p>
      <text:p text:style-name="P9">"What will tomorrow bring? / A chance for new beginnings, a continuation of the present, or an unexpected twist of fate?"</text:p>
      <text:p text:style-name="Text_20_body"/>
      <text:p text:style-name="Text_20_body"/>
      <text:h text:style-name="Heading_20_2" text:outline-level="2"><text:soft-page-break/>H. Viittauksen käyttö</text:h>
      <text:p text:style-name="Text_20_body">1. Käytä ensimmäisellä rivillä viittausta kuuluisaan kirjalliseen tai historialliseen henkilöön tai tapahtumaan ja toisella rivillä kuvailevaa kieltä tutkiaksesi viittauksen merkitystä ja merkitystä runon yhteydessä.</text:p>
      <text:p text:style-name="P8">"Kuin Faust itse, / Hänen himonsa viehättää, / Mutta samalla tuhoaa kaik<text:span text:style-name="T8">en</text:span> ympäriltä."</text:p>
      <text:p text:style-name="P9">"With each step, I feel like I am Atlas, carrying the weight of the world on my shoulders / The constant struggle to find balance and hold everything together, just like the Greek titan who carries the sky"</text:p>
      <text:p text:style-name="Text_20_body"/>
      <text:p text:style-name="Text_20_body">2. Tee ensimmäisellä rivillä viittaus ikoniseen taideteokseen, ja toisella rivillä käytä kuvailevaa kieltä taideteoksen taiteellisten elementtien ja symboliikojen tarkentamiseksi</text:p>
      <text:p text:style-name="P8">"Kuin Mona Lisa<text:span text:style-name="T9">n</text:span> hymy, / Hänen kasvojensa kauneus kätkee jotakin salaperäistä, / Samalla paljastaen auringolla kylpevän maiseman."</text:p>
      <text:p text:style-name="P9">"My heart is a melting clock, a Salvador Dali masterpiece / The surrealism of love, bending and dripping with the passage of time"</text:p>
      <text:p text:style-name="Text_20_body"/>
      <text:p text:style-name="Text_20_body">3. Ensimmäisellä rivillä viitataan tunnettuun lauluun tai elokuvaan ja toisella rivillä käytä kuvailevaa kieltä yhdistämään viittaus runon teemaan tai viestiin</text:p>
      <text:p text:style-name="P8">"Kuin Titanicin loppukohtaus, / Löytää ilo aina pimeimmänkin kolkan, / Vaikka kaikki vaikuttaisi toivottomalta."</text:p>
      <text:p text:style-name="P9">"My love is a battlefield, like in that famous Pat Benatar song / The constant push and pull, the struggle for power and control"</text:p>
      <text:p text:style-name="Text_20_body"/>
      <text:p text:style-name="Text_20_body">4. Käytä ensimmäisellä rivillä viittausta suosittuun sanontaan tai lauseeseen ja toisella rivillä kuvailevaa kieltä tutkiaksesi sananlaskun tai kielen merkitystä ja merkityksiä runon yhteydessä.</text:p>
      <text:p text:style-name="P8">"Kun mieli lentää korkealla / nauttien kaiken kauneudesta, / niin samalla toteutuu elämän tarkoitus."</text:p>
      <text:p text:style-name="P9">"They say the grass is always greener on the other side / But what they don't tell you, is that the grass needs water and care to stay green, no matter where it grows."</text:p>
      <text:p text:style-name="Text_20_body"/>
      <text:p text:style-name="Text_20_body">5. Ensimmäisellä rivillä viitataan henkilökohtaiseen muistoon tai kokemukseen, ja toisella rivillä käytä kuvailevaa kieltä liittääksesi viittauksen nykyhetkeen ja pohtiaksesi sen merkitystä.</text:p>
      <text:p text:style-name="P8">"Entisen koiramme haju tulee esiin, / iskee sydämeen, / ja samalla muistuttaa haikeudesta ja kaipuusta."</text:p>
      <text:p text:style-name="P9">"Like a bird with a broken wing, I try to take flight but keep falling back to the ground / But each time I fall, I learn to pick myself up again, and one day, I will soar higher than ever before."</text:p>
      <text:p text:style-name="Text_20_body"><text:soft-page-break/></text:p>
      <text:p text:style-name="Text_20_body">6. Käytä ensimmäisellä rivillä viittausta myytiin tai legendaan ja toisella rivillä kuvaavaa kieltä vertaillaksesi ja vastataksesi viittauksen teemoja ja symboleja runon teemoihin ja symboleihin.</text:p>
      <text:p text:style-name="P8">"Kuin Odysseuksen seikkailut, / on hänen matkansa täynnä monia vaaroja, / Mutta samalla se opettaa elämän varjoista ja valoista."</text:p>
      <text:p text:style-name="P9">"My heart is a modern-day Icarus, flying too close to the sun / The fear of falling and the thrill of soaring, constantly at war within me"</text:p>
      <text:p text:style-name="Text_20_body"/>
      <text:p text:style-name="Text_20_body">7. Ensimmäisellä rivillä viitataan kuuluisaan lainaukseen, ja toisella rivillä käytä kuvailevaa kieltä tukemaan tai kyseenalaistamaan lausunto ja sen merkitys runon viestiin.</text:p>
      <text:p text:style-name="P8">"Kukaan ei ole niin sokea kuin juuri nyt, / Ehkä rakkaus on sokaisevaa, / Tai ehkä se vain tekee synnistä anteeksiantamatonta."</text:p>
      <text:p text:style-name="P9">"The only way out is through / And as I navigate my way through the darkness, I realize the truth in these words"</text:p>
      <text:p text:style-name="Text_20_body"/>
      <text:p text:style-name="Text_20_body">8. Käytä ensimmäisellä rivillä viittausta historialliseen tapahtumaan ja toisella rivillä kuvailevaa kieltä tutkiaksesi tapahtuman vaikutusta runon laajemmassa kontekstissa.</text:p>
      <text:p text:style-name="P8">"Kuin punakuningattaren valtakunta, / Hänen vallassaan viipyen, / Mutta samalla taistellen henkensä edestä."</text:p>
      <text:p text:style-name="P9">"My heart is a Berlin Wall, divided and torn apart by fear and hate / Yet, like the wall that came down, I believe that love has the power to break through and unite us"</text:p>
      <text:p text:style-name="Text_20_body"/>
      <text:p text:style-name="Text_20_body">9. Sisällytä ensimmäisellä rivillä viittaus kulttuuriperinteeseen tai kansansatuihin, ja toisella rivillä käytä kuvailevaa kieltä kertoaksesi uudelleen tai tulkitaksesi tarinaa uudessa valossa suhteessa runon teemaan tai sanomaan.</text:p>
      <text:p text:style-name="P8">"Kuin Kalevalan kantele, / Hänen äänensä raikaa tarinaa, / Puhdistaa ja jatkaa tuhatvuotista perinnettä." </text:p>
      <text:p text:style-name="P9">"Like Rapunzel, locked in a tower, I wait for someone to come and rescue me / But I am learning that I have the power to save myself, with my own two hands and my own inner strength."</text:p>
      <text:p text:style-name="Text_20_body"/>
      <text:p text:style-name="Text_20_body"/>
      <text:h text:style-name="P3" text:outline-level="2"/>
      <text:h text:style-name="P4" text:outline-level="2">I. Listojen käyttö</text:h>
      <text:p text:style-name="Text_20_body">1. Luo ensimmäiselle riville luettelo kuvaavista sanoista tai lauseista ja käytä toisella rivillä näitä sanoja kirjoittaaksesi yksityiskohtaisempi ja mieleenpainuva kuvaus kohtauksesta, tunteesta tai käsitteestä.</text:p>
      <text:p text:style-name="P8">"Hämärä, sumuinen metsä; / Hiljainen, jännittynyt odotus, / Puun latvaan kieri purppurainen lehti."</text:p>
      <text:p text:style-name="P9">"Soft, gentle, peaceful, quiet / The breeze dances through the trees, rustling leaves and carrying whispers of nature's secrets"</text:p>
      <text:p text:style-name="Text_20_body"/>
      <text:p text:style-name="Text_20_body">2. Tee ensimmäiselle riville luettelo kohteista ja käytä toiselle riville näitä objekteja symbolisen tai metaforisen kuvan rakentamiseen.</text:p>
      <text:p text:style-name="P8">"Kello, joka ei pysähdy; / Kiire, joka ei anna armoa, / Ja ikkuna, joka on säpäleinä."</text:p>
      <text:p text:style-name="P9">"Empty coffee cup, wrinkled map, weathered book / A life well-traveled, full of adventures and memories, each one a cherished chapter in the story of who I am"</text:p>
      <text:p text:style-name="Text_20_body"/>
      <text:p text:style-name="Text_20_body">3. Käytä ensimmäisellä rivillä verbiluetteloa ja toisella rivillä näitä verbejä luodaksesi liikkeen tai toiminnan tunteen runoon</text:p>
      <text:p text:style-name="P8">"Sydän jyskyttää rinnassa; / Juoksen, lennän, huidon, / Ja viimein kaadun, hengästyneenä ja voitokkaana."</text:p>
      <text:p text:style-name="P9">"Run, leap, soar / With each step, I leave behind my fears and doubts, flying towards new horizons and endless possibilities"</text:p>
      <text:p text:style-name="Text_20_body"/>
      <text:p text:style-name="Text_20_body">4. Tee ensimmäiselle riville luettelo muistoista ja toisella rivillä käytä näitä muistoja tutkiaksesi runon keskeistä teemaa tai tunnetta</text:p>
      <text:p text:style-name="P101">"Ruohikkoa, joka kasteessa tuntuu kovalta; / Hiekkarannalla käsi kädessä, tuntien olevansa turvassa, / Ajatuksissa välkkyvä Merenneito-peli, ja nauru, joka ei lopu."</text:p>
      <text:p text:style-name="P102">"Summer campfires, late night talks, childhood laughter / Memories that warm the heart, reminding me of the beauty and simplicity of life"</text:p>
      <text:p text:style-name="Text_20_body"/>
      <text:p text:style-name="P104">5. Luo ensimmäiselle riville luettelo aisteista ja toisella rivillä käytä kutakin aistia kuvailemaan kohteen eri puolia, luoden moniulotteisen ja mukaansatempaavan kuvan.</text:p>
      <text:p text:style-name="P8">"Näen auringonlaskun värjäämän taivaan; / Kuulen linnunlaulun ja lapsen naurun; / Haistan tuoreen leivän tuoksun; / Maistan meriveden suussani; / Tunnen hennon tuulenhenkäyksen ihollani."</text:p>
      <text:p text:style-name="P9">"See the stars shining bright overhead, hear the crickets' symphony, smell the campfire smoke, feel the grass beneath your toes, taste the sweetness of a s'more / This is a moment to remember, a moment of pure bliss and connection with nature"</text:p>
      <text:p text:style-name="Text_20_body"/>
      <text:p text:style-name="Text_20_body">6. Tee ensimmäiselle riville luettelo kysymyksistä ja käytä toisella rivillä jokaista kysymystä uutena lähtökohtana jatkaaksesi keskeisen teeman tai käsitteen tutkimista</text:p>
      <text:p text:style-name="P8">"Miksi unohdan aina avaimeni? / Miksi aina valvon myöhään? / Miksi minusta tuntuu siltä, että jotain puuttuu?"</text:p>
      <text:p text:style-name="P9">"What is the meaning of life? How do we find happiness? When do we truly feel alive? Why do we constantly search for something more? / Questions that lead to more questions, a never-ending quest for understanding and purpose"</text:p>
      <text:p text:style-name="Text_20_body"/>
      <text:p text:style-name="Text_20_body">7. Luo ensimmäiselle riville luettelo kontrasteista ja käytä näitä kontrasteja toiselle riville syvemmälle runon monimutkaisuuteen ja merkityksen sävyihin.</text:p>
      <text:p text:style-name="P8">"Rakkaus ja viha; / Ilonpito ja suru; / Pimeys ja valo; / Ne kaikki elävät sisälläni, / Ja kietoutuvat toisiinsa kuin kukan terälehdet."</text:p>
      <text:p text:style-name="P9">"Light and dark, joy and sorrow, beginnings and endings / The tapestry of life, woven with threads of both light and dark, creating a beautiful and intricate masterpiece"</text:p>
      <text:p text:style-name="Text_20_body"/>
      <text:p text:style-name="Text_20_body">8. Tee ensimmäisellä rivillä luettelo luonnollisista elementeistä ja käytä toisella rivillä näitä elementtejä kuvaamaan kohtausta tai tunnetta tavalla, joka tuntuu enemmän liittyvän luontoon.</text:p>
      <text:p text:style-name="P8">"Aurinko paistaa pilvettömältä taivaalta; / Meren aallot loiskuvat rannalle; / Kevät tuoksuu; / Tuntuu kuin elämä olisi täynnä mahdollisuuksia."</text:p>
      <text:p text:style-name="P9">"Wind, water, fire, earth / The elements of nature, powerful and untamed, a reflection of our own wild and untamed souls"</text:p>
      <text:p text:style-name="Text_20_body"/>
      <text:p text:style-name="Text_20_body">9. Luo ensimmäiselle riville luettelo abstrakteista käsitteistä ja käytä näitä käsitteitä toisella rivillä tutkiaksesi erilaisia näkökulmia ja tulkintoja runon pääideasta.</text:p>
      <text:p text:style-name="P8">"Onnellisuus, vapaus, rakkaus, sopusointu; / Miten yksi sana voi merkitä niin monta erilaista asiaa? / Ja miten ne kaikki voivat olla yhtä tärkeitä, / Vaikka ne tuntuvat niin erilaisilta ja jopa ristiriitaisilta?"</text:p>
      <text:p text:style-name="P9">"Love, fear, hope, doubt / Emotions that guide us, sometimes conflicting and chaotic, but always a part of who we are and what we feel"</text:p>
      <text:h text:style-name="Heading_20_2" text:outline-level="2"><text:soft-page-break/>J. Sanaleikin käyttö</text:h>
      <text:p text:style-name="Text_20_body">1. Käytä ensimmäisellä rivillä sanaleikkiä tai huumoria ja toisella rivillä kuvaavaa kieltä lisätäksesi sanapeliin syvyyttä ja merkitystä.</text:p>
      <text:p text:style-name="P8">"Seuraan punaista lankaa / joka purkautui ehjästä ajatustesi kankaasta."</text:p>
      <text:p text:style-name="P9">"A stitch in time saves nine / But without thread, the fabric unravels, leaving the future up to chance"</text:p>
      <text:p text:style-name="Text_20_body"/>
      <text:p text:style-name="Text_20_body">2. Käytä ensimmäisellä rivillä saman kuuloista sanaa kahdessa eri merkityksessä, ja toisella rivillä käytä sanaleikkiä tutkiaksesi saman kuuloisten sanojen eri merkityksiä ja vivahteita.</text:p>
      <text:p text:style-name="P8">"Muuraan suomuuraimen hajuinen suo mun sieraimissani / mutta joku muu raasu ei hillan hillaa saa kuitenkaan."</text:p>
      <text:p text:style-name="P9">"I scream, you scream, we all scream for ice cream / But what's the scoop? Our cravings come in endless flavors, from rocky road to mint chocolate chip"</text:p>
      <text:p text:style-name="Text_20_body"/>
      <text:p text:style-name="Text_20_body">3. Käytä ensimmäisellä rivillä kaksoispäätä tai lausetta, jolla on kaksi eri merkitystä, ja toisella rivillä käytä kuvailevaa kieltä korostaaksesi kaksoismerkityksiä ja lisäämällä kerroksia runon viestiin</text:p>
      <text:p text:style-name="P8">"Ii oli ensimmäinen kirjain sanassa / mutta hän ei sanonutkaan enempää, koska osoitteena olikin Ii."</text:p>
      <text:p text:style-name="P9">"She wakes up at the crack of dawn, eager to start her day / But is she just a prisoner of her own routines, confined by the cracks in her foundation?"</text:p>
      <text:p text:style-name="Text_20_body"/>
      <text:p text:style-name="Text_20_body">4. Luo ensimmäiselle riville lause, jossa on homonyymi tai sana, jolla on useita merkityksiä, ja toisella rivillä käytä sanaleikkiä kunnioittaaksesi runon homonyymin eri merkityksiä.</text:p>
      <text:p text:style-name="P8">"Korkealla edessä siintää vuori, / mutta takkini vuori lämmittää sen huipullakin"</text:p>
      <text:p text:style-name="P9">"He was a bear of a man, big and strong, yet gentle as a cub / But could she bear the weight of his love, or would it crush her in the end?"</text:p>
      <text:p text:style-name="Text_20_body"/>
      <text:p text:style-name="Text_20_body">5. Käytä ensimmäisellä rivillä riimiä ja toisella rivillä lisää odottamaton käänne riimiin haastaaksesi odotukset ja lisätäksesi runoon yllätystä</text:p>
      <text:p text:style-name="P8">"Pipo päässä, säässä kuin säässä / vaikka helteellä haluaisi lippiksen."</text:p>
      <text:p text:style-name="P9">"I gaze upon the golden sun / A reminder of light and hope, even when life feels undone"</text:p>
      <text:p text:style-name="Text_20_body"/>
      <text:p text:style-name="Text_20_body"/>
      <text:p text:style-name="P104">6. Keksi ensimmäiselle riville uusi sana ja toisella rivillä luo sana uusi kuva tai käsite runoon.</text:p>
      <text:p text:style-name="P8">"Pahvilaatikkorumpu soi / ja posti tuo lisää soittimia kokoajan."</text:p>
      <text:p text:style-name="P9">"She was a dreamweaver, creating realities from threads of imagination / Each thought a thread, weaving a tapestry of infinite possibilities"</text:p>
      <text:p text:style-name="Text_20_body"/>
      <text:p text:style-name="Text_20_body">7. Ensimmäisellä rivillä leiki sanojen sijoittelulla tai järjestyksellä, ja toisella rivillä käytä kuvailevaa kieltä välittämään haluttu rytmi tai merkitys epätavanomaiselle sanajärjestelylle</text:p>
      <text:p text:style-name="P8">"Iski muhun pikkusen sähköisku / vaikka mä vältän sähköiskut yleensä"</text:p>
      <text:p text:style-name="P9">"Out of chaos comes creation / In perfect chaos, life finds its foundation"</text:p>
      <text:p text:style-name="Text_20_body"/>
      <text:p text:style-name="Text_20_body">8. Käytä ensimmäisellä rivillä sanaa käänteisellä painotuksella toiseen riviin nähden. Kuvaile toisella rivillä kieltä tutkiaksesi käänteisen sanan uutta merkitystä ja merkityksiä runon kontekstissa.</text:p>
      <text:p text:style-name="P8">"Teen töitä ja mietin aamusta asti vain iltaa / enkä illalla sängyssä enää muista mikä minulla oli mielessä."</text:p>
      <text:p text:style-name="P9">"In life, we must move beyond the darkness to find the light / But sometimes, we must face the light to heal from the shadows of our past"</text:p>
      <text:p text:style-name="Text_20_body"/>
      <text:p text:style-name="Text_20_body">9. Yhdistä ensimmäisellä rivillä kaksi tuttua sanaa uuden lauseen tai kuvan luomiseksi, ja toisella rivillä käytä kuvaavaa kieltä, jotta voit purkaa sanayhdistelmän taustalla olevat erilaiset merkitykset ja ideat.</text:p>
      <text:p text:style-name="P7">"Aamunkoitto vihdoin / odotin koittavaa aamua kuin kuuta nousevaa"</text:p>
      <text:p text:style-name="P7">"The stars and stripes forever fly / Symbols of freedom and unity, reaching far beyond the sky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Liberation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5T18:46:26.179521862</dc:date>
    <meta:editing-duration>PT4H9M36S</meta:editing-duration>
    <meta:editing-cycles>60</meta:editing-cycles>
    <meta:generator>LibreOffice/7.6.4.1$Linux_X86_64 LibreOffice_project/60$Build-1</meta:generator>
    <meta:print-date>2024-02-15T18:06:52.482438130</meta:print-date>
    <meta:printed-by>PDF-tiedostot</meta:printed-by>
    <meta:document-statistic meta:table-count="0" meta:image-count="0" meta:object-count="0" meta:page-count="21" meta:paragraph-count="331" meta:word-count="6086" meta:character-count="41969" meta:non-whitespace-character-count="36212"/>
  </office:meta>
</office:document-meta>
</file>